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llbackModule.getFallbackUri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Module.use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llback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allbackModule.getPublicationId(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allback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Module.getSt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llbackModule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Module.resolveSourceUri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allback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